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68cm" fo:min-width="2.264cm" fo:padding-top="0.175cm" fo:padding-bottom="0.175cm" fo:padding-left="0.1cm" fo:padding-right="0.1cm" fo:wrap-option="no-wrap"/>
    </style:style>
    <style:style style:name="gr7" style:family="graphic" style:parent-style-name="standard">
      <style:graphic-properties draw:stroke="none" svg:stroke-color="#000000" draw:fill="none" draw:fill-color="#ffffff" fo:min-height="1.27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2.55cm" svg:y="1.749cm">
          <text:p text:style-name="P1"><text:span text:style-name="T1">op_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5cm" svg:y1="3.5cm" svg:x2="12.5cm" svg:y2="3.6cm">
          <text:p/>
        </draw:line>
        <draw:frame draw:style-name="gr3" draw:text-style-name="P4" draw:layer="layout" svg:width="6.8cm" svg:height="1.45cm" svg:x="18.6cm" svg:y="3.203cm">
          <draw:text-box>
            <text:p><text:span text:style-name="T2"><text:s/></text:span><text:span text:style-name="T2">result =</text:span></text:p>
            <text:p><text:span text:style-name="T2">[0. <text:s text:c="2"/>0.69314718 <text:s/>1.09861231]</text:span></text:p>
          </draw:text-box>
        </draw:frame>
        <draw:custom-shape draw:style-name="gr1" draw:text-style-name="P2" draw:layer="layout" svg:width="4.7cm" svg:height="3.7cm" svg:x="2.7cm" svg:y="1.7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2cm" svg:y1="5.7cm" svg:x2="15.8cm" svg:y2="5cm">
          <text:p/>
        </draw:line>
        <draw:frame draw:style-name="gr5" draw:text-style-name="P5" draw:layer="layout" svg:width="4.7cm" svg:height="1.25cm" svg:x="17.3cm" svg:y="5.35cm">
          <draw:text-box>
            <text:p><text:span text:style-name="T3">run()</text:span></text:p>
          </draw:text-box>
        </draw:frame>
        <draw:custom-shape draw:style-name="gr6" draw:text-style-name="P2" draw:layer="layout" svg:width="4.05cm" svg:height="3.7cm" svg:x="12.525cm" svg:y="6.525cm">
          <text:p text:style-name="P1"><text:span text:style-name="T1">op_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575cm" svg:y1="8.476cm" svg:x2="18.6cm" svg:y2="8.5cm">
          <text:p/>
        </draw:line>
        <draw:frame draw:style-name="gr7" draw:text-style-name="P4" draw:layer="layout" svg:width="8.34cm" svg:height="1.523cm" svg:x="18.6cm" svg:y="7.879cm">
          <draw:text-box>
            <text:p><text:span text:style-name="T2"><text:s/></text:span><text:span text:style-name="T2">result =</text:span></text:p>
            <text:p><text:span text:style-name="T2">[0.7310586 0.88079703 0.95257413]</text:span></text:p>
          </draw:text-box>
        </draw:frame>
        <draw:line draw:style-name="gr4" draw:text-style-name="P3" draw:layer="layout" svg:x1="17.175cm" svg:y1="10.476cm" svg:x2="15.775cm" svg:y2="9.776cm">
          <text:p/>
        </draw:line>
        <draw:frame draw:style-name="gr5" draw:text-style-name="P5" draw:layer="layout" svg:width="4.7cm" svg:height="1.25cm" svg:x="17.275cm" svg:y="10.126cm">
          <draw:text-box>
            <text:p><text:span text:style-name="T3">run()</text:span></text:p>
          </draw:text-box>
        </draw:frame>
        <draw:line draw:style-name="gr2" draw:text-style-name="P3" draw:layer="layout" svg:x1="7.475cm" svg:y1="3.537cm" svg:x2="12.6cm" svg:y2="7.7cm">
          <text:p/>
        </draw:line>
        <draw:line draw:style-name="gr2" draw:text-style-name="P3" draw:layer="layout" svg:x1="16.6cm" svg:y1="3.576cm" svg:x2="18.625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01-24T17:05:48.310654332</dc:date>
    <meta:editing-duration>PT8M7S</meta:editing-duration>
    <meta:editing-cycles>16</meta:editing-cycles>
    <meta:generator>LibreOffice/5.1.6.2$Linux_X86_64 LibreOffice_project/10m0$Build-2</meta:generator>
    <meta:document-statistic meta:object-count="13"/>
  </office:meta>
</office:document-meta>
</file>